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19" office:value-type="float" office:value="60" calcext:value-type="float">
            <text:p>6,00E+01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6]/[.F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6]*[.F6]/[.B6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7]*[.F7]/[.B7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8]/[.F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8]*[.F8]/[.B8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9]/[.F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9]*[.F9]/[.B9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0]*[.F10]/[.B10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teils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1]/[.F1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1]*[.F11]/[.B11]" office:value-type="float" office:value="0.00841728" calcext:value-type="float">
            <text:p>8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4]/[.F1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4]*[.F14]/[.B14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5]/[.F15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5]*[.F15]/[.B15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7]/[.F1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7]*[.F17]/[.B17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8]/[.F1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8]*[.F18]/[.B18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9]/[.F1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9]*[.F19]/[.B19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0]/[.F2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0]*[.F20]/[.B20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teils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1]/[.F2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1]*[.F21]/[.B21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2]/[.F22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2]*[.F22]/[.B22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4]/[.F2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4]*[.F24]/[.B24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5]/[.F2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5]*[.F25]/[.B25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6]/[.F2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6]*[.F26]/[.B26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7]/[.F2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7]*[.F27]/[.B27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8]/[.F28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8]*[.F28]/[.B28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9]/[.F2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teils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0]/[.F3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0]*[.F30]/[.B30]" office:value-type="float" office:value="0.00280576" calcext:value-type="float">
            <text:p>2,8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15" office:value-type="float" office:value="60" calcext:value-type="float">
            <text:p>6,00E+01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2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1]/[.F31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1]*[.F31]/[.B31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16" office:value-type="float" office:value="60" calcext:value-type="float">
            <text:p>6,00E+01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1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 style:data-style-name="N2" text:time-value="11:42:10.96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2-11-23T11:43:17.323000000</dc:date>
    <meta:editing-duration>PT2H44M30S</meta:editing-duration>
    <meta:editing-cycles>24</meta:editing-cycles>
    <meta:generator>LibreOffice/7.3.1.3$Windows_X86_64 LibreOffice_project/a69ca51ded25f3eefd52d7bf9a5fad8c90b87951</meta:generator>
    <meta:document-statistic meta:table-count="1" meta:cell-count="561" meta:object-count="0"/>
  </office:meta>
</office:document-meta>
</file>